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.get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Query( final Collection &lt; Object &gt; childs , final OrderBy order , Limit 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Query( final Collection &lt; Object &gt; chil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Query.setLimit( Limit 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getChi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Query( final Collection &lt; Object &gt; childs , final OrderBy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